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language="none" fo:country="none" fo:font-style="normal" fo:text-shadow="none" style:text-underline-style="none" style:text-underline-mode="continuous" style:text-overline-mode="continuous" style:text-line-through-mode="continuous" style:font-name-asian="游明朝" style:language-asian="none" style:country-asian="none" style:font-style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style:text-underline-mode="continuous" style:text-overline-mode="continuous" style:text-line-through-mode="continuous" style:font-name-asian="Segoe UI" style:language-asian="none" style:country-asian="none" style:font-style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游明朝" style:font-size-asian="12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0.5pt" style:font-size-asian="10.5pt" style:font-size-complex="10.5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Segoe UI" style:language-asian="none" style:country-asian="none" style:font-style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7pt" fo:font-weight="bold" style:font-name-asian="游明朝" style:font-size-asian="12pt" style:font-size-complex="12pt" style:font-weight-asian="normal" style:font-weight-complex="normal"/>
    </style:style>
    <style:style style:name="T2" style:family="text">
      <style:text-properties style:font-name-asian="游明朝" style:font-size-complex="12pt" style:font-weight-complex="normal" fo:font-size="12pt" fo:font-weight="normal"/>
    </style:style>
    <style:style style:name="T3" style:family="text">
      <style:text-properties style:font-name-asian="游明朝" style:font-size-complex="12pt" style:font-weight-complex="normal" fo:font-size="7pt" fo:font-weight="bold" style:font-size-asian="12pt" style:font-weight-asian="normal"/>
    </style:style>
    <style:style style:name="T4" style:family="text">
      <style:text-properties fo:font-size="12pt" fo:font-weight="normal" style:font-name-asian="游明朝" style:font-size-complex="12pt" style:font-weight-complex="normal"/>
    </style:style>
    <style:style style:name="T5" style:family="text">
      <style:text-properties style:font-name-asian="游明朝" style:font-size-complex="12pt" style:font-weight-complex="normal" fo:font-size="18pt" fo:font-weight="bold" style:font-size-asian="12pt" style:font-weight-asian="normal"/>
    </style:style>
    <style:style style:name="T6" style:family="text">
      <style:text-properties style:font-size-asian="12pt" style:font-size-complex="12pt" style:font-weight-asian="normal" style:font-weight-complex="normal"/>
    </style:style>
    <style:style style:name="T7" style:family="text">
      <style:text-properties style:font-size-complex="12pt" style:font-weight-complex="normal" fo:font-size="12pt" fo:font-weight="normal"/>
    </style:style>
    <style:style style:name="T8" style:family="text">
      <style:text-properties style:font-size-complex="12pt" style:font-weight-complex="normal" fo:font-size="12pt" style:font-size-asian="12pt" style:font-weight-asian="normal"/>
    </style:style>
    <style:style style:name="T9" style:family="text">
      <style:text-properties fo:font-size="12pt" fo:font-weight="normal" style:font-size-complex="12pt" style:font-weight-complex="normal"/>
    </style:style>
    <style:style style:name="T10" style:family="text">
      <style:text-properties fo:font-size="12pt" style:font-size-complex="12pt" style:font-weight-complex="normal" style:font-size-asian="12pt" style:font-weight-asian="normal"/>
    </style:style>
    <style:style style:name="T11" style:family="text">
      <style:text-properties style:font-size-complex="12pt" style:font-weight-complex="normal" style:font-size-asian="12pt" style:font-weight-asian="normal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名前</text:p>
          </table:table-cell>
          <table:table-cell table:number-columns-repeated="9"/>
          <table:table-cell office:value-type="string" calcext:value-type="string">
            <text:p>番号（ある場合）</text:p>
          </table:table-cell>
          <table:table-cell/>
          <table:table-cell office:value-type="string" calcext:value-type="string">
            <text:p>単価</text:p>
          </table:table-cell>
          <table:table-cell office:value-type="string" calcext:value-type="string">
            <text:p>個数</text:p>
          </table:table-cell>
          <table:table-cell office:value-type="string" calcext:value-type="string">
            <text:p>お金</text:p>
          </table:table-cell>
        </table:table-row>
        <table:table-row table:style-name="ro2">
          <table:table-cell table:style-name="ce1" office:value-type="string" calcext:value-type="string">
            <text:p><text:span text:style-name="T1">両面スルーホールガラスコンポジット・ユニバーサル基板　Ｂタイプ　めっき仕上げ　９５</text:span><text:span text:style-name="T2">×</text:span><text:span text:style-name="T3">７２ｍｍ　日本製</text:span></text:p>
          </table:table-cell>
          <table:table-cell table:number-columns-repeated="9"/>
          <table:table-cell table:style-name="ce3" office:value-type="string" calcext:value-type="string">
            <text:p>P-03232 (秋月電商)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700" calcext:value-type="float">
            <text:p>1700</text:p>
          </table:table-cell>
        </table:table-row>
        <table:table-row table:style-name="ro2">
          <table:table-cell table:style-name="ce1" office:value-type="string" calcext:value-type="string">
            <text:p><text:span text:style-name="T1">両面スルーホール・ガラス・ユニバーサル基板Ａタイプ２．５４ｍｍピッチ（１５５</text:span><text:span text:style-name="T2">×</text:span><text:span text:style-name="T3">１１４ｍｍ）</text:span></text:p>
          </table:table-cell>
          <table:table-cell table:number-columns-repeated="9"/>
          <table:table-cell table:style-name="ce3" office:value-type="string" calcext:value-type="string">
            <text:p>P-00185 (秋月電商)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table:style-name="ce1" office:value-type="string" calcext:value-type="string">
            <text:p><text:span text:style-name="T4">SK11 </text:span><text:span text:style-name="T5">充電式デュアルドライバー</text:span><text:span text:style-name="T2">(</text:span><text:span text:style-name="T5">グレー</text:span><text:span text:style-name="T2">) SDV-DUO-GR/BK</text:span></text:p>
          </table:table-cell>
          <table:table-cell table:number-columns-repeated="10"/>
          <table:table-cell office:value-type="string" calcext:value-type="string">
            <text:p>シーフォース</text:p>
          </table:table-cell>
          <table:table-cell office:value-type="float" office:value="3278" calcext:value-type="float">
            <text:p>3278</text:p>
          </table:table-cell>
          <table:table-cell office:value-type="float" office:value="1" calcext:value-type="float">
            <text:p>1</text:p>
          </table:table-cell>
          <table:table-cell office:value-type="float" office:value="3278" calcext:value-type="float">
            <text:p>3278</text:p>
          </table:table-cell>
        </table:table-row>
        <table:table-row table:style-name="ro2">
          <table:table-cell table:style-name="ce2" office:value-type="string" calcext:value-type="string">
            <text:p><text:span text:style-name="T6">カーボン抵抗（炭素皮膜抵抗）　１／２Ｗ全部入り　（７３種類０</text:span><text:span text:style-name="T7">Ω</text:span><text:span text:style-name="T8">付）</text:span></text:p>
          </table:table-cell>
          <table:table-cell table:number-columns-repeated="9"/>
          <table:table-cell table:style-name="ce4" office:value-type="string" calcext:value-type="string">
            <text:p><text:span text:style-name="T9">P-07791  (</text:span><text:span text:style-name="T10">秋月電商）</text:span>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1" calcext:value-type="float">
            <text:p>1</text:p>
          </table:table-cell>
          <table:table-cell office:value-type="float" office:value="5700" calcext:value-type="float">
            <text:p>5700</text:p>
          </table:table-cell>
        </table:table-row>
        <table:table-row table:style-name="ro2">
          <table:table-cell table:style-name="ce1" office:value-type="string" calcext:value-type="string">
            <text:p><text:span text:style-name="T1">電池ボックス　単３</text:span><text:span text:style-name="T2">×</text:span><text:span text:style-name="T3">４本　Ｂスナップ</text:span></text:p>
          </table:table-cell>
          <table:table-cell table:number-columns-repeated="9"/>
          <table:table-cell table:style-name="ce2" office:value-type="string" calcext:value-type="string">
            <text:p><text:span text:style-name="T9">P-01972 (</text:span><text:span text:style-name="T11">秋月電商</text:span><text:span text:style-name="T7">)</text:span>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style-name="ce1" office:value-type="string" calcext:value-type="string">
            <text:p><text:span text:style-name="T1">電池ボックス　単３</text:span><text:span text:style-name="T2">×</text:span><text:span text:style-name="T3">２本　Ｂスナップ</text:span></text:p>
          </table:table-cell>
          <table:table-cell table:number-columns-repeated="9"/>
          <table:table-cell table:style-name="ce4" office:value-type="string" calcext:value-type="string">
            <text:p><text:span text:style-name="T9">P-00208(</text:span><text:span text:style-name="T10">秋月電商）</text:span>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table:style-name="ce1" office:value-type="string" calcext:value-type="string">
            <text:p><text:span text:style-name="T4">SK11 </text:span><text:span text:style-name="T5">プラスチックニッパ バネ付 </text:span><text:span text:style-name="T2">N-125PG </text:span></text:p>
          </table:table-cell>
          <table:table-cell table:number-columns-repeated="9"/>
          <table:table-cell office:value-type="string" calcext:value-type="string">
            <text:p>N-125PG</text:p>
          </table:table-cell>
          <table:table-cell office:value-type="string" calcext:value-type="string">
            <text:p>シーフォース</text:p>
          </table:table-cell>
          <table:table-cell office:value-type="float" office:value="1431" calcext:value-type="float">
            <text:p>1431</text:p>
          </table:table-cell>
          <table:table-cell office:value-type="float" office:value="1" calcext:value-type="float">
            <text:p>1</text:p>
          </table:table-cell>
          <table:table-cell office:value-type="float" office:value="1431" calcext:value-type="float">
            <text:p>1431</text:p>
          </table:table-cell>
        </table:table-row>
        <table:table-row table:style-name="ro4">
          <table:table-cell table:style-name="ce7" office:value-type="string" calcext:value-type="string">
            <text:p>ＴｏｗｅｒＰｒｏ　サーボ　ＭＧ９９６Ｒ</text:p>
          </table:table-cell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秋月電商</text:p>
          </table:table-cell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  <table:table-cell table:formula="of:=[.M9]*[.N9]" office:value-type="float" office:value="4720" calcext:value-type="float">
            <text:p>472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糸鋸</text:p>
          </table:table-cell>
          <table:table-cell office:value-type="string" calcext:value-type="string">
            <text:p>カタログから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はんだごて</text:p>
          </table:table-cell>
          <table:table-cell office:value-type="string" calcext:value-type="string">
            <text:p>カタログから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14"/>
          <table:table-cell office:value-type="float" office:value="17829" calcext:value-type="float">
            <text:p>178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00/00/00</text:date>, <text:time style:data-style-name="N2" text:time-value="22:39:54.386000000">00:00:00</text:time></text:p>
        </style:region-right>
      </style:header>
      <style:header-left style:display="false"/>
      <style:header-first style:display="false"/>
      <style:footer style:display="false"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5T22:54:53.030000000</dc:date>
    <meta:editing-duration>PT11M49S</meta:editing-duration>
    <meta:editing-cycles>2</meta:editing-cycles>
    <meta:generator>LibreOffice/7.2.4.1$Windows_X86_64 LibreOffice_project/27d75539669ac387bb498e35313b970b7fe9c4f9</meta:generator>
    <meta:document-statistic meta:table-count="1" meta:cell-count="51" meta:object-count="0"/>
  </office:meta>
</office:document-meta>
</file>